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term_3e_">
      <style:text-properties style:use-window-font-color="true" fo:language="en" fo:country="US" fo:background-color="transparent"/>
    </style:style>
    <style:style style:name="P2" style:family="paragraph" style:parent-style-name="_3c_term_3e_">
      <style:text-properties style:use-window-font-color="true" fo:background-color="transparent"/>
    </style:style>
    <style:style style:name="P3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4" style:family="paragraph" style:parent-style-name="_3c_Pagedetitre_5f_adbib_3e_"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Text_20_body">
      <style:text-properties style:text-position="0% 100%" style:font-name="Liberation Serif" fo:font-style="italic" fo:font-weight="normal" officeooo:paragraph-rsid="000ca1e4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officeooo:rsid="000b0bdc" officeooo:paragraph-rsid="000ca1e4"/>
    </style:style>
    <style:style style:name="P7" style:family="paragraph" style:parent-style-name="Text_20_body">
      <style:text-properties fo:font-style="italic" officeooo:paragraph-rsid="000ca1e4" style:font-style-asian="italic" style:font-style-complex="italic"/>
    </style:style>
    <style:style style:name="P8" style:family="paragraph" style:parent-style-name="Text_20_body">
      <style:text-properties officeooo:paragraph-rsid="000ca1e4"/>
    </style:style>
    <style:style style:name="P9" style:family="paragraph" style:parent-style-name="Text_20_body">
      <style:paragraph-properties>
        <style:drop-cap style:lines="3"/>
      </style:paragraph-properties>
      <style:text-properties officeooo:paragraph-rsid="000ca1e4"/>
    </style:style>
    <style:style style:name="P10" style:family="paragraph" style:parent-style-name="front_5f_main">
      <style:text-properties officeooo:rsid="000f4839" officeooo:paragraph-rsid="000ca1e4"/>
    </style:style>
    <style:style style:name="P11" style:family="paragraph" style:parent-style-name="front_5f_main">
      <style:text-properties officeooo:paragraph-rsid="000ca1e4"/>
    </style:style>
    <style:style style:name="P12" style:family="paragraph" style:parent-style-name="front_5f_docImprint">
      <style:text-properties officeooo:paragraph-rsid="000ca1e4"/>
    </style:style>
    <style:style style:name="P13" style:family="paragraph" style:parent-style-name="_3c_figure_3e_">
      <style:text-properties officeooo:paragraph-rsid="000ca1e4"/>
    </style:style>
    <style:style style:name="P14" style:family="paragraph" style:parent-style-name="titre1">
      <style:paragraph-properties fo:text-align="center" style:justify-single-word="false"/>
      <style:text-properties officeooo:paragraph-rsid="000ca1e4"/>
    </style:style>
    <style:style style:name="P15" style:family="paragraph" style:parent-style-name="titre1">
      <style:paragraph-properties fo:text-align="center" style:justify-single-word="false"/>
      <style:text-properties fo:font-style="normal" style:font-style-asian="normal" style:font-style-complex="normal"/>
    </style:style>
    <style:style style:name="P16" style:family="paragraph" style:parent-style-name="front_5f_epigraph">
      <style:text-properties officeooo:paragraph-rsid="000ca1e4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adb89" style:font-size-asian="14pt" style:font-size-complex="14pt"/>
    </style:style>
    <style:style style:name="T5" style:family="text">
      <style:text-properties fo:font-size="14pt" officeooo:rsid="000ca1e4" style:font-size-asian="14pt" style:font-size-complex="14pt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weight="bold" officeooo:rsid="000f4839" style:font-size-asian="14pt" style:font-weight-asian="bold" style:font-size-complex="14pt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0f4839" style:font-size-asian="14pt" style:font-weight-asian="normal" style:font-size-complex="14pt" style:font-weight-complex="normal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weight="bold" officeooo:rsid="000f4839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0b0bdc" style:font-style-asian="italic" style:font-style-complex="italic"/>
    </style:style>
    <style:style style:name="T15" style:family="text">
      <style:text-properties fo:font-size="13pt" fo:font-style="normal" style:font-size-asian="13pt" style:font-style-asian="normal" style:font-size-complex="13pt" style:font-style-complex="normal"/>
    </style:style>
    <style:style style:name="T16" style:family="text">
      <style:text-properties fo:font-size="13pt" fo:font-style="italic" style:font-size-asian="13pt" style:font-style-asian="italic" style:font-size-complex="13pt" style:font-style-complex="italic"/>
    </style:style>
    <style:style style:name="T17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use-window-font-color="true" fo:background-color="transparent" loext:char-shading-value="0"/>
    </style:style>
    <style:style style:name="T20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fo:font-variant="normal" fo:text-transform="none" style:use-window-font-color="true" fo:letter-spacing="normal" fo:font-style="normal" fo:background-color="transparent" loext:char-shading-value="0" style:font-style-asian="normal" style:font-style-complex="normal"/>
    </style:style>
    <style:style style:name="T23" style:family="text">
      <style:text-properties fo:font-variant="normal" fo:text-transform="none" style:use-window-font-color="true" style:text-position="0% 100%" style:font-name="Liberation Serif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style:use-window-font-color="true" style:text-position="0% 100%" style:font-name="Liberation Serif" fo:letter-spacing="normal" fo:font-style="normal" fo:font-weight="normal" officeooo:rsid="0001d073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222222" style:text-position="0% 100%" style:font-name="Liberation Serif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0% 100%"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" style:family="text">
      <style:text-properties style:text-position="0% 100%" fo:font-style="normal" style:font-style-asian="normal" style:font-style-complex="normal" style:font-weight-complex="normal"/>
    </style:style>
    <style:style style:name="T29" style:family="text">
      <style:text-properties officeooo:rsid="000ca1e4"/>
    </style:style>
    <style:style style:name="T30" style:family="text">
      <style:text-properties fo:font-weight="bold" officeooo:rsid="000ca1e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tre : <text:s/>Les delices ou discours joyeux et recretatifs. Avec les plus belles rencontres &amp; propos sérieux, tenus par tous les bons Cabarets de France. Par Verboquet le généreux, très utile &amp; necessaire pour resjouyr les esprits melancholiques, Derniere edition, reveue,&amp; augmentée de nouveau</text:p>
      <text:p text:style-name="P1">author : Anonyme</text:p>
      <text:p text:style-name="P1">publisher : Sorbonne Université LABEX OBVIL</text:p>
      <text:p text:style-name="P1">issued : 2019</text:p>
      <text:p text:style-name="P1">idno : http://http://obvil.sorbonne-universite.site/corpus/faceties/cote_v-c-051</text:p>
      <text:p text:style-name="P2">source : ANONYME, Les delices ou discours joyeux et recretatifs. Avec les plus belles rencontres &amp; propos sérieux, tenus par tous les bons Cabarets de France. Par Verboquet le généreux, très utile &amp; necessaire pour resjouyr les esprits melancholiques, Derniere edition, reveue,&amp; augmentée de nouveau. Lyon, Pierre Bailly, 1640, V-C-066.</text:p>
      <text:p text:style-name="P2">created : 1640</text:p>
      <text:p text:style-name="P2">langue : moyen-français</text:p>
      <text:p text:style-name="P2">lieu : [premier lieu où se passe la narration]</text:p>
      <text:p text:style-name="_3c_term_3e_"><text:span text:style-name="T19">lieu : [deuxième lieu </text:span><text:span text:style-name="Police_20_par_20_défaut"><text:span text:style-name="T20">etc</text:span></text:span><text:span text:style-name="T19">]</text:span></text:p>
      <text:p text:style-name="P2">personnage : [premier personnage, soit nom + fonction, soit nom, soit fonction (drapière, bourgeois, curé)]</text:p>
      <text:p text:style-name="_3c_term_3e_"><text:span text:style-name="T19">personnage : [deuxième personnage, </text:span><text:span text:style-name="Police_20_par_20_défaut"><text:span text:style-name="T20">etc.</text:span></text:span><text:span text:style-name="T19">]</text:span></text:p>
      <text:p text:style-name="P6">&lt;front&gt;</text:p>
      <text:p text:style-name="front_5f_main"><text:span text:style-name="style_5f_uc"><text:span text:style-name="T29">les<text:line-break/></text:span></text:span><text:span text:style-name="style_5f_uc"><text:span text:style-name="T30">delices</text:span></text:span><text:line-break/>ov<text:line-break/><text:span text:style-name="style_5f_uc"><text:span text:style-name="T29">discours ioyeux</text:span></text:span><text:line-break/><text:span text:style-name="style_5f_uc"><text:span text:style-name="T29">et recreatifs</text:span></text:span>.</text:p>
      <text:p text:style-name="front_5f_main">Auec les plus belles rencontres<text:line-break/>&amp; propos serieux, tenus par<text:line-break/>tous les bons Cabarets<text:line-break/>de France.</text:p>
      <text:p text:style-name="front_5f_epigraph"><text:line-break/><text:span text:style-name="T3">Par </text:span><text:span text:style-name="style_5f_uc"><text:span text:style-name="T5">Verboqvet</text:span></text:span><text:span text:style-name="T3"> le genereux.</text:span><text:line-break/><text:span text:style-name="T10">Tres-utile &amp; necessaire pour resiouyr les<text:line-break/></text:span><text:soft-page-break/><text:span text:style-name="T10">esprits melancholiques.</text:span><text:span text:style-name="T13"><text:line-break/></text:span><text:span text:style-name="T15">Derniere edition, reveuë &amp; augmen-<text:line-break/>tée de nouueau.<text:line-break/></text:span></text:p>
      <text:p text:style-name="_3c_figure_3e_">&lt;marque&gt;</text:p>
      <text:p text:style-name="P4"/>
      <text:p text:style-name="front_5f_docImprint"><text:span text:style-name="T16">A LYON,</text:span><text:span text:style-name="T15"><text:line-break/></text:span><text:span text:style-name="Police_20_par_20_défaut"><text:span text:style-name="T15"><text:line-break/>Chez P</text:span></text:span><text:span text:style-name="Police_20_par_20_défaut"><text:span text:style-name="T6">ierre</text:span></text:span><text:span text:style-name="Police_20_par_20_défaut"><text:span text:style-name="T15"> B</text:span></text:span><text:span text:style-name="Police_20_par_20_défaut"><text:span text:style-name="T6">ailly</text:span></text:span><text:span text:style-name="Police_20_par_20_défaut"><text:span text:style-name="T15">, de-</text:span></text:span><text:span text:style-name="T15"><text:line-break/>meurant en ruë Merciere.<text:line-break/></text:span><text:span text:style-name="T16">M. DC. XXXX.</text:span></text:p>
      <text:p text:style-name="_3c_Pagedetitre_5f_adbib_3e_"><text:span text:style-name="T16"/></text:p>
      <text:p text:style-name="_3c_figure_3e_">&lt;marque&gt;</text:p>
      <text:p text:style-name="P15">L’AVTHEUR</text:p>
      <text:p text:style-name="P15">à son Livre.</text:p>
      <text:p text:style-name="Text_20_body"/>
      <text:p text:style-name="_3c_l_3e_"><text:span text:style-name="_3c_pb_3e_"><text:span text:style-name="T29">[pb n=</text:span></text:span><text:span text:style-name="_3c_pb_3e_">p. 2</text:span><text:span text:style-name="_3c_pb_3e_"><text:span text:style-name="T29">]</text:span></text:span></text:p>
      <text:p text:style-name="_3c_l_3e_"><text:span text:style-name="Drop_20_Caps"><text:span text:style-name="T17">M</text:span></text:span><text:span text:style-name="T13">On Livre, si d’auenture<text:line-break/>Quelqu’un de bonne nature<text:line-break/>Te demande quel ie suis,<text:line-break/>Dy luy que ie suis vn homme, <text:line-break/>Qui le temps point ne consomme<text:line-break/>En tristesse, &amp; en ennu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cfe7f5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/>
    </style:style>
    <style:style style:name="front_5f_main" style:display-name="front_main" style:family="paragraph" style:parent-style-name="Text_20_body">
      <loext:graphic-properties draw:fill="none" draw:fill-color="#9999ff"/>
      <style:paragraph-properties fo:text-align="center" style:justify-single-word="false" fo:hyphenation-ladder-count="no-limit" fo:background-color="transparent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_3c_p_3e_" style:display-name="&lt;p&gt;" style:family="paragraph" style:parent-style-name="Normal">
      <style:paragraph-properties fo:hyphenation-ladder-count="no-limit" style:border-line-width-left="0.004cm 0.004cm 0.004cm" fo:padding-left="0.199cm" fo:padding-right="0.199cm" fo:padding-top="0.101cm" fo:padding-bottom="0.101cm" fo:border-left="0.31pt double #2a6099" fo:border-right="none" fo:border-top="none" fo:border-bottom="none"/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front_5f_epigraph" style:display-name="front_epigraph" style:family="paragraph" style:parent-style-name="_3c_p_3e_">
      <style:paragraph-properties fo:text-align="center" style:justify-single-word="false"/>
    </style:style>
    <style:style style:name="_3c_figure_3e_" style:display-name="&lt;figure&gt;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 style:border-line-width-left="0.026cm 0.026cm 0.002cm" fo:padding="0.101cm" fo:border-left="1.56pt double #813709" fo:border-right="none" fo:border-top="none" fo:border-bottom="none"/>
      <style:text-properties style:use-window-font-color="true" fo:font-weight="bold" fo:hyphenate="false" fo:hyphenation-remain-char-count="2" fo:hyphenation-push-char-count="2"/>
    </style:style>
    <style:style style:name="front_5f_docImprint" style:display-name="front_docImprint" style:family="paragraph" style:parent-style-name="Text_20_body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re1" style:family="paragraph" style:parent-style-name="Heading_20_2" style:default-outline-level="" style:list-style-name="">
      <style:paragraph-properties fo:padding="0.049cm" fo:border="none"/>
      <style:text-properties fo:color="#ff0000" fo:font-weight="bold"/>
    </style:style>
    <style:style style:name="_3c_l_3e_" style:display-name="&lt;l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-left="0.199cm" fo:padding-right="0.199cm" fo:padding-top="0.101cm" fo:padding-bottom="0.101cm" fo:border-left="0.31pt double #00a933" fo:border-right="none" fo:border-top="none" fo:border-bottom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Drop_20_Caps" style:display-name="Drop Caps" style:family="text">
      <style:text-properties fo:color="#ffffff" fo:font-size="200%" fo:background-color="#330066" style:font-size-asian="10.5pt"/>
    </style:style>
    <style:style style:name="Police_20_par_20_défaut" style:display-name="Police par défaut" style:family="text"/>
    <style:style style:name="PetiteMajuscule" style:family="text">
      <style:text-properties fo:font-variant="small-caps" fo:background-color="#99ffff"/>
    </style:style>
    <style:style style:name="cum_5f_de_5f_lampe" style:display-name="cum_de_lampe" style:family="text"/>
    <style:style style:name="style_5f_uc" style:display-name="style_uc" style:family="text">
      <style:text-properties fo:text-transform="uppercase" fo:background-color="#00a933"/>
    </style:style>
    <style:style style:name="style_5f_i" style:display-name="style_i" style:family="text">
      <style:text-properties fo:font-style="italic"/>
    </style:style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lettrine5" style:family="text">
      <style:text-properties style:use-window-font-color="true" fo:font-weight="bold" fo:background-color="#ffffff"/>
    </style:style>
    <style:style style:name="style_5f_sc" style:display-name="style_sc" style:family="text">
      <style:text-properties fo:font-variant="small-caps" fo:background-color="#99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5-24T10:40:13.11</meta:creation-date>
    <dc:date>2019-06-21T15:19:58.611000000</dc:date>
    <meta:editing-duration>PT1H23M27S</meta:editing-duration>
    <meta:editing-cycles>6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23" meta:word-count="246" meta:character-count="1605" meta:non-whitespace-character-count="1377"/>
  </office:meta>
</office:document-meta>
</file>